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bcd14df-c8f0-40eb-bffa-9144af0cf059.png" manifest:media-type="image/png"/>
  <manifest:file-entry manifest:full-path="Pictures/d8340ee5-ce38-4533-892d-f23ff643bff0.png" manifest:media-type="image/png"/>
  <manifest:file-entry manifest:full-path="Pictures/5916dfdb-d559-4e33-bfbd-a4a831ed3b53.png" manifest:media-type="image/png"/>
  <manifest:file-entry manifest:full-path="Pictures/5b10ed0a-8820-44af-adfb-8b05c289055a.png" manifest:media-type="image/png"/>
  <manifest:file-entry manifest:full-path="Pictures/262f8e48-c6ce-4f93-8b4c-7b932cb4de2a.png" manifest:media-type="image/png"/>
  <manifest:file-entry manifest:full-path="Pictures/81856dff-2e9c-443b-9ea0-a8342df5590b.png" manifest:media-type="image/png"/>
  <manifest:file-entry manifest:full-path="Pictures/02a94b81-e14f-4c0d-be41-0c9dfb1a6f47.png" manifest:media-type="image/png"/>
  <manifest:file-entry manifest:full-path="Pictures/9b146548-c905-4d87-b58d-3a8a823cfc2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Abstract">
      <style:text-properties officeooo:rsid="001e55d4" officeooo:paragraph-rsid="001e55d4"/>
    </style:style>
    <style:style style:name="P2" style:family="paragraph" style:parent-style-name="Text_20_body">
      <style:text-properties officeooo:rsid="001e819b" officeooo:paragraph-rsid="001e819b"/>
    </style:style>
    <style:style style:name="P3" style:family="paragraph" style:parent-style-name="Authors">
      <style:text-properties officeooo:rsid="000ed748" officeooo:paragraph-rsid="00227c40"/>
    </style:style>
    <style:style style:name="P4" style:family="paragraph" style:parent-style-name="Authors">
      <style:paragraph-properties fo:break-before="page"/>
      <style:text-properties officeooo:paragraph-rsid="00227c40"/>
    </style:style>
    <style:style style:name="P5" style:family="paragraph" style:parent-style-name="Subtitle">
      <style:text-properties officeooo:rsid="000ed748" officeooo:paragraph-rsid="00227c40"/>
    </style:style>
    <style:style style:name="P6" style:family="paragraph" style:parent-style-name="Title">
      <style:text-properties officeooo:paragraph-rsid="00227c40"/>
    </style:style>
    <style:style style:name="P7" style:family="paragraph" style:parent-style-name="Title">
      <style:text-properties officeooo:rsid="000ed748" officeooo:paragraph-rsid="00227c4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preamble">
        <text:p text:style-name="P7">Fidus Writer 4.0 Manual</text:p>
        <text:p text:style-name="P5"/>
        <text:p text:style-name="P3">Johannes Wilm</text:p>
        <text:p text:style-name="P3"/>
        <text:p text:style-name="P4"/>
      </text:section>
      <text:p text:style-name="P6"><text:bookmark text:name="body"/>{title}</text:p>
      <text:p text:style-name="Subtitle">{subtitle}</text:p>
      <text:p text:style-name="Authors">{authors}</text:p>
      <text:p text:style-name="Abstract">{@abstract}</text:p>
      <text:p text:style-name="P1">{keywords}</text:p>
      <text:p text:style-name="Text_20_body">{@body}</text:p>
      <text:p text:style-name="P2">{@bibliography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bstract" style:family="paragraph" style:parent-style-name="Text_20_body">
      <style:paragraph-properties fo:margin-left="0.5in" fo:margin-right="0in" fo:text-indent="0in" style:auto-text-indent="false"/>
      <style:text-properties fo:font-size="10pt" style:font-size-asian="10.5pt"/>
    </style:style>
    <style:style style:name="Authors" style:family="paragraph" style:parent-style-name="Text_20_body" style:auto-update="true">
      <style:paragraph-properties fo:text-align="center" style:justify-single-word="false"/>
      <style:text-properties fo:font-size="10.5pt" fo:font-style="italic" style:font-size-asian="10.5pt"/>
    </style:style>
    <style:style style:name="Bibliography" style:family="paragraph" style:parent-style-name="Text_20_body" style:auto-update="true"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PageBreak" style:family="paragraph" style:parent-style-name="Standard" style:class="extra">
      <style:paragraph-properties fo:break-before="page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2024-09-20T11:37:58.000000000</office:document-meta>
</file>